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Footnote">
      <style:paragraph-properties fo:line-height="150%"/>
      <style:text-properties fo:font-size="10pt" style:font-size-asian="10pt" style:font-size-complex="10pt"/>
    </style:style>
    <style:style style:name="P6" style:family="paragraph" style:parent-style-name="Footnote">
      <style:paragraph-properties fo:line-height="150%"/>
      <style:text-properties fo:font-size="10pt" fo:language="uk" fo:country="UA" fo:font-style="normal" style:font-size-asian="10pt" style:font-style-asian="normal" style:font-size-complex="10pt" style:font-style-complex="normal"/>
    </style:style>
    <style:style style:name="P7" style:family="paragraph" style:parent-style-name="Footnote">
      <style:paragraph-properties fo:line-height="150%"/>
      <style:text-properties fo:font-size="10pt" fo:language="uk" fo:country="UA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Footnote">
      <style:paragraph-properties fo:line-height="150%"/>
      <style:text-properties fo:font-size="10pt" fo:language="uk" fo:country="UA" style:font-size-asian="10pt" style:font-size-complex="10pt"/>
    </style:style>
    <style:style style:name="P9" style:family="paragraph" style:parent-style-name="Footnote">
      <style:paragraph-properties fo:line-height="150%"/>
    </style:style>
    <style:style style:name="P10" style:family="paragraph" style:parent-style-name="Footnote">
      <style:paragraph-properties fo:line-height="150%"/>
      <style:text-properties style:font-name="Times New Roman" fo:font-size="10pt" fo:language="uk" fo:country="U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font-size="14pt" fo:language="uk" fo:country="UA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fo:font-size="14pt" style:font-size-asian="14pt" style:font-size-complex="14pt"/>
    </style:style>
    <style:style style:name="P17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8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Header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uk" fo:country="UA" fo:font-style="normal" style:font-style-asian="normal" style:font-style-complex="normal"/>
    </style:style>
    <style:style style:name="T9" style:family="text">
      <style:text-properties fo:language="uk" fo:country="UA" fo:font-style="normal" style:font-style-asian="normal" style:font-style-complex="normal" style:font-weight-complex="bold"/>
    </style:style>
    <style:style style:name="T10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uk" fo:country="UA" style:font-style-complex="normal"/>
    </style:style>
    <style:style style:name="T12" style:family="text">
      <style:text-properties fo:language="uk" fo:country="UA" style:font-weight-complex="bold"/>
    </style:style>
    <style:style style:name="T13" style:family="text">
      <style:text-properties fo:language="uk" fo:country="UA" fo:font-style="italic" style:font-style-asian="italic" style:font-style-complex="italic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language="uk" fo:country="UA" style:font-size-asian="10pt" style:font-size-complex="10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Розділ <text:span text:style-name="T1">II</text:span></text:h>
      <text:h text:style-name="P11" text:outline-level="1">Індивідуально-авторське словотворення у збірці В. Стуса «Палімпсести»</text:h>
      <text:h text:style-name="P12" text:outline-level="1"/>
      <text:h text:style-name="P13" text:outline-level="1"><text:span text:style-name="T3">І. Огієнко формулює основну причину, що спонукає митців художнього слова до продукування нового, зауважуючи: «Кожна літературна мова вільно поповнюється новими словами, так званими новотворами (неологізмами), які дає нам біжуче життя безперервно, дає головно в творах письменників, менше від самого народу. Коли б не поставали в нашій мові новотвори, літературна мова остаточно завмерла б. Культурне людське духовне життя невпинно зростає й потребує нових слів на своє означення, а тому й постають новотвори. Звичайно, кожна людина мислить значно ширше, аніж можна висловити те своїми словами, – їй завжди бракує слів, а тому вона кидається й до новотворів, щоб таки висловити можливо повно свою думку».</text:span><text:span text:style-name="T3"><text:note text:id="ftn1" text:note-class="footnote"><text:note-citation>1</text:note-citation><text:note-body><text:h text:style-name="P6" text:outline-level="1">Огієнко І. І. Історія української літературної мови. – К.: Либідь, 1995. – С. 221</text:h></text:note-body></text:note></text:span><text:span text:style-name="T5"><text:note text:id="ftn2" text:note-class="footnote"><text:note-citation>2</text:note-citation><text:note-body><text:h text:style-name="P10" text:outline-level="1">Колоїз Ж. В. Українська оказіональна деривація: Монографія. — Київ: Акцент, 2007. — С. 39</text:h></text:note-body></text:note></text:span></text:h>
      <text:h text:style-name="P14" text:outline-level="1">П. Горецький у «Курсі сучасної української літературної мови» розглядає неологізми як нові слова, що переважно вносяться в літературну мову окремими особами – ученими певних ділянок знання, письменниками, перекладачами.<text:note text:id="ftn3" text:note-class="footnote"><text:note-citation>3</text:note-citation><text:note-body><text:h text:style-name="P6" text:outline-level="1">Курс сучасної української літературної мови / За заг. ред. Л. А. Булаховського. – К.: Рад. Школа, 1951. − Т.1. − С. 99</text:h></text:note-body></text:note></text:h>
      <text:h text:style-name="P13" text:outline-level="1">Науковець обстоює «право на з’явлення» індивідуально-авторських новотворів, наголошуючи: «Значне число неологізмів у художній мові свідчить, що до з’явлення їх не можна ставитися як до якоїсь примхи, як до небажаної поетичної сваволі. У неологізмах їх творці шукають засобу дати поетично-образне виявлення своєї думки, почуття, настрою новим словом, утворити своєрідний змістовий і звуковий, «етимологічний» або «морфологічний» ефект».<text:note text:id="ftn4" text:note-class="footnote"><text:note-citation>4</text:note-citation><text:note-body><text:h text:style-name="P5" text:outline-level="1"><text:span text:style-name="T8">Курс сучасної української літературної мови / За заг. ред. Л. А. Булаховського. – К.: Рад. Школа, 1951. − Т. 1. − С. </text:span><text:span text:style-name="T6">103</text:span></text:h></text:note-body></text:note></text:h>
      <text:h text:style-name="P13" text:outline-level="1"><text:soft-page-break/>Подібну позицію підтримував і Л. Булаховський. Про художні неологізми він писав: «Хай вигадані відповідними художниками нові слова залишаються назавжди тільки їх словами, хай вони не поступають до активного фонду загальної мови, – але там, де їх ужито, вони живуть і довго житимуть своїм повним художньо-естетичним життям, на своєму місці вони є збагаченням мови як засобу служити виявом певної дієвої образності та емоційності і, подобаючись хоча б певному колу читачів, тим самим виправдовують своє народження і своє існування».<text:note text:id="ftn5" text:note-class="footnote"><text:note-citation>5</text:note-citation><text:note-body><text:h text:style-name="P8" text:outline-level="1">Булаховський Л. А. Виникнення і розвиток літературних мов // Мовознавство. – 1947. – Т. 4-5. – С. 136</text:h></text:note-body></text:note><text:span text:style-name="T5"><text:note text:id="ftn6" text:note-class="footnote"><text:note-citation>6</text:note-citation><text:note-body><text:h text:style-name="P10" text:outline-level="1">Колоїз Ж. В. Українська оказіональна деривація: Монографія. — Київ: Акцент, 2007. — С. 39-40</text:h></text:note-body></text:note></text:span></text:h>
      <text:h text:style-name="P13" text:outline-level="1"><text:span text:style-name="T3">Василь Стус зумів активізувати багато рідкісних, призабутих слів, у такий спосіб естетично збагативши свої тексти та стилістично увиразнивши тексти творів, наприклад: </text:span><text:span text:style-name="T16">благовістувати</text:span>, <text:span text:style-name="T16">благостиня</text:span>, <text:span text:style-name="T16">вої</text:span>, <text:span text:style-name="T16">глас</text:span>, <text:span text:style-name="T16">десниця</text:span>, <text:span text:style-name="T16">длань</text:span>, <text:span text:style-name="T16">єдваб</text:span>, <text:span text:style-name="T16">кимвали</text:span>, <text:span text:style-name="T16">комоні</text:span>, <text:span text:style-name="T16">ладо</text:span>, <text:span text:style-name="T16">ліпота</text:span> <text:span text:style-name="T3">тощо.</text:span></text:h>
      <text:h text:style-name="P13" text:outline-level="1"><text:span text:style-name="T3">Поет виявляє себе знавцем багатьох рідковживаних слів типу </text:span>мосяж, вільглий, рахманний, шамотіти, скруші, літепло <text:span text:style-name="T3">та багато ін., що в поетичному дискурсі митця зумовлюють неординарну атмосферу світосприйняття, впливають на стиль поетичного мислення, набуваючи значення поетизмів — слів особливого естетичного змісту, що витворюють специфічне враження, породжують стан духовного піднесення, а отже, творять естетичну категорію піднесеного.</text:span></text:h>
      <text:h text:style-name="P13" text:outline-level="1"><text:span text:style-name="T3">З метою підсилення поетичного, незвичного, віддаленого від приземленої реальності звучання тексту, створення враження давнини описуваного або просто окреслення таких реалій, назв яких немає у сучасній українській літературній мові, автор часто звертається й до діалектизмів, наприклад: </text:span><text:span text:style-name="T16">басан</text:span>, <text:span text:style-name="T16">брость</text:span>, <text:span text:style-name="T16">вижини</text:span>, <text:span text:style-name="T16">зимно</text:span>, <text:span text:style-name="T16">куріти</text:span>, <text:span text:style-name="T16">кушпелити</text:span>, <text:span text:style-name="T16">марчіти</text:span>, <text:span text:style-name="T16">мева</text:span>, <text:span text:style-name="T16">ненатлий</text:span> <text:span text:style-name="T3">тощо. Таким чином, для В. Стуса діалектний зріз загальнонародної мови — це природне середовище, що гармонує з його внутрішнім світом. Діалектні, рідковживані лексеми постають у ліричних творах митця не варіантами, а </text:span><text:soft-page-break/><text:span text:style-name="T3">єдиною формою вираження думок.</text:span></text:h>
      <text:h text:style-name="P14" text:outline-level="1">В. Стус створив новотвори, значення яких є настільки прозорим, вони настільки влучно підкреслюють думку автора та органічно вплітаються в зміст твору, що сприймаються, як давно відомі, і не можна уявити, якими іншими одиницями можна було б їх замінити (напр. білота, вискалок ізвомплений тощо).</text:h>
      <text:h text:style-name="P14" text:outline-level="1">Індивідуально-авторські неологізми Стуса художньо відтворюють високу напругу внутрішнього життя, для точного і глибокого осмислення якого, здається, бракує звичайних слів.</text:h>
      <text:h text:style-name="P13" text:outline-level="1"><text:span text:style-name="T3">Хоча лексичний внесок В. Стуса в сучасну українську літературну мову не обмежується його власними новотворами, проте саме на цьому аспекті творчості поета ми зосередимо увагу у нашій дипломній роботі.</text:span><text:span text:style-name="T4"><text:note text:id="ftn7" text:note-class="footnote"><text:note-citation>7</text:note-citation><text:note-body><text:h text:style-name="P1" text:outline-level="1"><text:span text:style-name="T14">«</text:span><text:a xlink:type="simple" xlink:href="http://stus.kiev.ua/Slovnyk.files/Peredmova.zip"><text:span text:style-name="T14">Словник поетичної мови Василя Стуса» (Рідковживані слова та </text:span></text:a><text:a xlink:type="simple" xlink:href="http://stus.kiev.ua/Slovnyk.files/Peredmova.zip"><text:span text:style-name="T14">індивідуально-авторські новотвори). Укладач Л.В.Оліфіренко. Київ, Абрис, 2003 рік.</text:span></text:a></text:h></text:note-body></text:note></text:span></text:h>
      <text:h text:style-name="P13" text:outline-level="1"><text:span text:style-name="T4">Нами було укладено словник, до реєстру якого внесено індивідуально-авторські новотвори — оказіоналізми — як характерну ознаку лірики письменника. Укладаючи словник, ми користувалися наробками попередніх досліджень, що стосуються нашої теми.</text:span><text:span text:style-name="T4"><text:note text:id="ftn8" text:note-class="footnote"><text:note-citation>8</text:note-citation><text:note-body><text:h text:style-name="P9" text:outline-level="1"><text:span text:style-name="T15">«</text:span><text:a xlink:type="simple" xlink:href="http://stus.kiev.ua/Slovnyk.files/Peredmova.zip">Словник поетичної мови Василя Стуса» (Рідковживані слова та </text:a><text:a xlink:type="simple" xlink:href="http://stus.kiev.ua/Slovnyk.files/Peredmova.zip">індивідуально-авторські новотвори). Укладач Л.В.Оліфіренко. Київ, Абрис, 2003 рік.</text:a></text:h></text:note-body></text:note></text:span></text:h>
      <text:list xml:id="list20316161" text:style-name="L1">
        <text:list-header>
          <text:h text:style-name="P16" text:outline-level="1"><text:span text:style-name="T7">Д</text:span><text:span text:style-name="T8">ля підтвердження існування слова в поетичній мові Василя Стуса, для точнішого й повнішого розкриття його значення, синтаксичних зв’язків, вживання в певному контексті й з певним стилістичним забарвленням до слів реєстру даються ілюстрації — приклади використання їх у збірці автора.</text:span></text:h>
          <text:h text:style-name="P17" text:outline-level="1">При цитатах-ілюстраціях у круглих дужках вказується джерело (назва поетичної збірки, том, сторінка). Пропуски слів у цитатах позначаються трьома крапками. Назва поетичної збірки подається скорочено:</text:h>
          <text:h text:style-name="P16" text:outline-level="1"><text:span text:style-name="T10">П, І — «Палімпсести, книга 1»</text:span><text:span text:style-name="T8">.</text:span><text:span text:style-name="T8"><text:note text:id="ftn9" text:note-class="footnote"><text:note-citation>9</text:note-citation><text:note-body><text:h text:style-name="P7" text:outline-level="1">Стус В. Зібрання творів: У 4-х т., 6-ти кн. — Львів: Просвіта, 1999. — Т. 3., кн. 1. — 486 с.</text:h></text:note-body></text:note></text:span></text:h>
          <text:h text:style-name="P16" text:outline-level="1"><text:soft-page-break/><text:span text:style-name="T10">П, ІІ — «Палімпсести, книга 2»</text:span><text:span text:style-name="T2">.</text:span><text:span text:style-name="T2"><text:note text:id="ftn10" text:note-class="footnote"><text:note-citation>10</text:note-citation><text:note-body><text:h text:style-name="P6" text:outline-level="1">Стус В. Зібрання творів: У 4-х т., 6-ти кн. -Львів: Просвіта, 1999. -Т.З., кн.2. —495 с.</text:h></text:note-body></text:note></text:span></text:h>
          <text:h text:style-name="P19" text:outline-level="1"/>
        </text:list-header>
      </text:list>
      <text:h text:style-name="P15" text:outline-level="1">Словникова стаття. Характеристика слів реєстру</text:h>
      <text:list xml:id="list20370400" text:continue-numbering="true" text:style-name="L1">
        <text:list-item>
          <text:h text:style-name="P17" text:outline-level="1">Слова вносяться до реєстру словника за алфавітом.</text:h>
        </text:list-item>
        <text:list-item>
          <text:h text:style-name="P17" text:outline-level="1">Відмінювані слова вносяться до реєстру словника в початковій граматичній формі:</text:h>
          <text:list>
            <text:list-item>
              <text:h text:style-name="P17" text:outline-level="1">іменники — в називному відмінку однини;</text:h>
            </text:list-item>
            <text:list-item>
              <text:h text:style-name="P17" text:outline-level="1">іменники, що вживаються тільки в множині, — в називному відмінку множини;</text:h>
            </text:list-item>
            <text:list-item>
              <text:h text:style-name="P16" text:outline-level="1"><text:span text:style-name="T8">прикметники</text:span><text:span text:style-name="T10"> </text:span><text:span text:style-name="T8">та дієприкметники — в чоловічому роді однини;</text:span></text:h>
            </text:list-item>
            <text:list-item>
              <text:h text:style-name="P17" text:outline-level="1">дієслова — в інфінітиві.</text:h>
            </text:list-item>
          </text:list>
        </text:list-item>
        <text:list-item>
          <text:h text:style-name="P16" text:outline-level="1"><text:span text:style-name="T8">При відмінюваних іменниках наводиться (скорочено або повністю) форма родового відмінка однини</text:span><text:span text:style-name="T7">.</text:span></text:h>
          <text:list>
            <text:list-item>
              <text:h text:style-name="P17" text:outline-level="1">Граматичні форми відмінюваних слів подаються найчастіше скорочено, тільки в кінцевих змінних частинах, які потрібні для показу основи слова, належності його до певної граматичної категорії, типу його відмінювання і його наголошення.</text:h>
            </text:list-item>
            <text:list-item>
              <text:h text:style-name="P16" text:outline-level="1"><text:span text:style-name="T8">При іменниках, які не відмінюються, ставиться позначка </text:span><text:span text:style-name="T13">незм</text:span><text:span text:style-name="T6">.</text:span></text:h>
            </text:list-item>
            <text:list-item>
              <text:h text:style-name="P16" text:outline-level="1"><text:span text:style-name="T8">При іменниках, що вживаються тільки в множині, дається (скорочено або повністю) родовий відмінок множини й ставиться позначка </text:span><text:span text:style-name="T13">мн</text:span><text:span text:style-name="T6">.</text:span></text:h>
            </text:list-item>
            <text:list-item>
              <text:h text:style-name="P16" text:outline-level="1"><text:span text:style-name="T8">При збірних іменниках ставиться позначка </text:span><text:span text:style-name="T13">збірн</text:span><text:span text:style-name="T6">.</text:span></text:h>
            </text:list-item>
          </text:list>
        </text:list-item>
        <text:list-item>
          <text:h text:style-name="P16" text:outline-level="1"><text:span text:style-name="T8">При розробці іменників визначається їх рід: </text:span><text:span text:style-name="T13">ч</text:span><text:span text:style-name="T11">.</text:span><text:span text:style-name="T8"> (чоловічий), </text:span><text:span text:style-name="T13">ж</text:span><text:span text:style-name="T6">. </text:span><text:span text:style-name="T8">(жіночий), </text:span><text:span text:style-name="T13">с</text:span><text:span text:style-name="T6">. </text:span><text:span text:style-name="T8">(середній)</text:span><text:span text:style-name="T12">.</text:span></text:h>
        </text:list-item>
        <text:list-item>
          <text:h text:style-name="P16" text:outline-level="1"><text:span text:style-name="T8">Після граматичних форм дієслова позначається його вид — </text:span><text:span text:style-name="T13">недок</text:span><text:span text:style-name="T6">. </text:span><text:span text:style-name="T8">(недоконаний) або </text:span><text:span text:style-name="T13">док</text:span><text:span text:style-name="T11">.</text:span><text:span text:style-name="T8"> (доконаний)</text:span><text:span text:style-name="T12">.</text:span></text:h>
        </text:list-item>
        <text:list-item>
          <text:h text:style-name="P16" text:outline-level="1"><text:span text:style-name="T8">При дієсловах, що вживаються з прямим додатком, подається позначка </text:span><text:span text:style-name="T13">перех</text:span><text:span text:style-name="T6">. </text:span><text:span text:style-name="T8">(перехідне дієслово)</text:span><text:span text:style-name="T6">.</text:span></text:h>
        </text:list-item>
        <text:list-item>
          <text:h text:style-name="P16" text:outline-level="1"><text:span text:style-name="T8">При початкових формах прикметників та дієприкметників </text:span><text:span text:style-name="T8">подаються їхні </text:span><text:soft-page-break/><text:span text:style-name="T8">закінчення у формах жіночого або середнього роду</text:span><text:span text:style-name="T9">.</text:span></text:h>
        </text:list-item>
        <text:list-item>
          <text:h text:style-name="P16" text:outline-level="1"><text:span text:style-name="T8">Прислівники подаються з позначкою </text:span><text:span text:style-name="T6">присл. </text:span><text:span text:style-name="T8">(з відповідним тлумаченням і прикладами).</text:span></text:h>
        </text:list-item>
        <text:list-item>
          <text:h text:style-name="P16" text:outline-level="1"><text:span text:style-name="T8">Лексичні елементи, властиві поетичній мові, подаються з позначкою </text:span><text:span text:style-name="T13">поет</text:span><text:span text:style-name="T6">.</text:span></text:h>
        </text:list-item>
        <text:list-item>
          <text:h text:style-name="P16" text:outline-level="1"><text:span text:style-name="T8">При індивідуально-авторських новотворах подається позначка </text:span><text:span text:style-name="T13">інд.-авт.</text:span></text:h>
        </text:list-item>
        <text:list-item>
          <text:h text:style-name="P18" text:outline-level="1">У кожній словниковій статті подається спосіб словотворення.</text:h>
        </text:list-item>
        <text:list-item>
          <text:h text:style-name="P16" text:outline-level="1"><text:span text:style-name="T8">Значення ряду похідних слів розкривається через посилання на основі слова, з яким вони етимологічно пов’язані. Так, дієслівні іменники на </text:span><text:span text:style-name="T10">ння, -ття </text:span><text:span text:style-name="T8">зі значенням дії тлумачаться через відповідні дієслова</text:span><text:span text:style-name="T7">.</text:span></text:h>
          <text:h text:style-name="P18" text:outline-level="1"/>
        </text:list-item>
      </text:list>
      <text:h text:style-name="P2" text:outline-level="1">УМОВНІ ПОЗНАЧЕННЯ</text:h>
      <text:h text:style-name="P3" text:outline-level="1">дієпр. — дієприкметник</text:h>
      <text:h text:style-name="P3" text:outline-level="1">дієприсл. — дієприслівник</text:h>
      <text:h text:style-name="P3" text:outline-level="1">дієсл. — дієслово</text:h>
      <text:h text:style-name="P3" text:outline-level="1">дія за знач. — дія за значенням</text:h>
      <text:h text:style-name="P3" text:outline-level="1">док. — доконаний вид</text:h>
      <text:h text:style-name="P3" text:outline-level="1">ж. — жіночий рід</text:h>
      <text:h text:style-name="P3" text:outline-level="1">збірн. — збірне слово</text:h>
      <text:h text:style-name="P3" text:outline-level="1">ім. — іменник</text:h>
      <text:h text:style-name="P3" text:outline-level="1">інд.-авт. — індивідуально-авторське слово</text:h>
      <text:h text:style-name="P3" text:outline-level="1">мин. ч. — минулий час</text:h>
      <text:h text:style-name="P3" text:outline-level="1">недок. — недоконаний вид</text:h>
      <text:h text:style-name="P3" text:outline-level="1">незм. — незмінне слово</text:h>
      <text:h text:style-name="P3" text:outline-level="1">неперех. — неперехідне дієслово</text:h>
      <text:h text:style-name="P3" text:outline-level="1">одн. — однина</text:h>
      <text:h text:style-name="P3" text:outline-level="1">пас. — пасивний стан</text:h>
      <text:h text:style-name="P3" text:outline-level="1">перех. — перехідне дієслово</text:h>
      <text:h text:style-name="P3" text:outline-level="1">поет. — поетичне слово</text:h>
      <text:h text:style-name="P3" text:outline-level="1"><text:soft-page-break/>прикм. — прикметник</text:h>
      <text:h text:style-name="P3" text:outline-level="1">присл. — прислівник</text:h>
      <text:h text:style-name="P3" text:outline-level="1">с. — середній рід</text:h>
      <text:h text:style-name="P3" text:outline-level="1">теп. ч. — теперішній час</text:h>
      <text:h text:style-name="P4" text:outline-level="1">ч. — чоловічий рід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page-number text:select-page="current">6</text:page-number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1:49:49.53</meta:creation-date>
    <dc:date>2003-01-07T00:32:46.17</dc:date>
    <meta:editing-duration>PT6H15M10S</meta:editing-duration>
    <meta:editing-cycles>33</meta:editing-cycles>
    <meta:generator>LibreOffice/3.5$Windows_x86 LibreOffice_project/dc9775d-05ecbee-0851ad3-1586698-727bf66</meta:generator>
    <meta:document-statistic meta:table-count="0" meta:image-count="0" meta:object-count="0" meta:page-count="6" meta:paragraph-count="72" meta:word-count="1160" meta:character-count="6422" meta:non-whitespace-character-count="7109"/>
  </office:meta>
</office:document-meta>
</file>